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Calibri" officeooo:rsid="00021b68" officeooo:paragraph-rsid="00021b68"/>
    </style:style>
    <style:style style:name="P2" style:family="paragraph" style:parent-style-name="Standard">
      <style:text-properties style:text-line-through-style="none" style:text-line-through-type="none" style:font-name="Calibri" officeooo:rsid="0003185e" officeooo:paragraph-rsid="0003185e"/>
    </style:style>
    <style:style style:name="T1" style:family="text">
      <style:text-properties officeooo:rsid="0006075f"/>
    </style:style>
    <style:style style:name="T2" style:family="text">
      <style:text-properties officeooo:rsid="0003185e"/>
    </style:style>
    <style:style style:name="T3" style:family="text">
      <style:text-properties style:text-underline-style="solid" style:text-underline-width="auto" style:text-underline-color="font-color" officeooo:rsid="00039104"/>
    </style:style>
    <style:style style:name="T4" style:family="text">
      <style:text-properties officeooo:rsid="00039104"/>
    </style:style>
    <style:style style:name="T5" style:family="text">
      <style:text-properties style:text-underline-style="none" officeooo:rsid="00039104"/>
    </style:style>
    <style:style style:name="T6" style:family="text">
      <style:text-properties style:text-underline-style="dash" style:text-underline-width="auto" style:text-underline-color="#007fd4" officeooo:rsid="00039104"/>
    </style:style>
    <style:style style:name="T7" style:family="text">
      <style:text-properties fo:color="#111111" loext:opacity="100%" style:text-underline-style="dash" style:text-underline-width="auto" style:text-underline-color="#007fd4" officeooo:rsid="00039104"/>
    </style:style>
    <style:style style:name="T8" style:family="text">
      <style:text-properties fo:color="#111111" loext:opacity="100%" style:text-underline-style="none" officeooo:rsid="00039104"/>
    </style:style>
    <style:style style:name="T9" style:family="text">
      <style:text-properties fo:color="#111111" loext:opacity="100%" style:text-underline-style="dash" style:text-underline-width="auto" style:text-underline-color="#007fd4" officeooo:rsid="000447eb"/>
    </style:style>
    <style:style style:name="T10" style:family="text">
      <style:text-properties style:text-underline-style="dash" style:text-underline-width="auto" style:text-underline-color="font-color" officeooo:rsid="000391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LOGICO</text:p>
      <text:p text:style-name="P1"/>
      <text:p text:style-name="P1">Catalog<text:span text:style-name="T1">hi</text:span><text:span text:style-name="T2">(</text:span><text:span text:style-name="T3">ID</text:span><text:span text:style-name="T4">, Nome</text:span><text:span text:style-name="T2">)</text:span></text:p>
      <text:p text:style-name="P1">Class<text:span text:style-name="T1">i</text:span><text:span text:style-name="T2">(</text:span><text:span text:style-name="T3">ID</text:span><text:span text:style-name="T4">, Nome</text:span><text:span text:style-name="T2">)</text:span></text:p>
      <text:p text:style-name="P1">Materi<text:span text:style-name="T1">e</text:span><text:span text:style-name="T2">(</text:span><text:span text:style-name="T3">ID</text:span><text:span text:style-name="T4">, Nome</text:span><text:span text:style-name="T2">)</text:span></text:p>
      <text:p text:style-name="P1">Student<text:span text:style-name="T1">i</text:span><text:span text:style-name="T2">(</text:span><text:span text:style-name="T3">Matricola</text:span><text:span text:style-name="T5">, Nome, Cognome, Data</text:span><text:span text:style-name="T2">)</text:span></text:p>
      <text:p text:style-name="P1">Docent<text:span text:style-name="T1">i</text:span><text:span text:style-name="T2">(</text:span><text:span text:style-name="T3">ID</text:span><text:span text:style-name="T4">, Nome, Cognome, Username, Password</text:span><text:span text:style-name="T2">)</text:span></text:p>
      <text:p text:style-name="P1">Videogioc<text:span text:style-name="T1">hi</text:span><text:span text:style-name="T2">(</text:span><text:span text:style-name="T3">ID</text:span><text:span text:style-name="T4">, Titolo, Descrizione_Breve, Descrizione, img1, img2, img3, </text:span><text:span text:style-name="T6">Categoria</text:span><text:span text:style-name="T2">)</text:span></text:p>
      <text:p text:style-name="P2">Attivita(<text:span text:style-name="T3">ID</text:span><text:span text:style-name="T4">, Nome, Puneggio, Monete, </text:span><text:span text:style-name="T7">Videogioco</text:span>)</text:p>
      <text:p text:style-name="P2">Class<text:span text:style-name="T1">i</text:span>_Virtual<text:span text:style-name="T1">i</text:span>(<text:span text:style-name="T4">Codice, </text:span><text:span text:style-name="T7">Classe</text:span><text:span text:style-name="T8">, <text:s/></text:span><text:span text:style-name="T7">Materia</text:span><text:span text:style-name="T8">, </text:span><text:span text:style-name="T9">Docente</text:span>)</text:p>
      <text:p text:style-name="P2">Includere(<text:span text:style-name="T7">Classe_Virtuale</text:span><text:span text:style-name="T4">, </text:span><text:span text:style-name="T7">Videogioco</text:span>)</text:p>
      <text:p text:style-name="P2">Fare(<text:span text:style-name="T4">Punteggio, </text:span><text:span text:style-name="T7">Studente</text:span><text:span text:style-name="T4">, </text:span><text:span text:style-name="T7">Attivita</text:span>)</text:p>
      <text:p text:style-name="P2">Iscrivere(<text:span text:style-name="T4">DataInvito, Stato, </text:span><text:span text:style-name="T7">Studente</text:span><text:span text:style-name="T4">, </text:span><text:span text:style-name="T10">Classe_Virtuale</text:span>)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5:49:28.325898167</meta:creation-date>
    <dc:date>2025-04-25T01:38:28.950911388</dc:date>
    <meta:editing-duration>PT1H15M34S</meta:editing-duration>
    <meta:editing-cycles>2</meta:editing-cycles>
    <meta:generator>LibreOffice/24.8.4.2$Linux_X86_64 LibreOffice_project/bb3cfa12c7b1bf994ecc5649a80400d06cd71002</meta:generator>
    <meta:document-statistic meta:table-count="0" meta:image-count="0" meta:object-count="0" meta:page-count="1" meta:paragraph-count="12" meta:word-count="43" meta:character-count="463" meta:non-whitespace-character-count="431"/>
  </office:meta>
</office:document-meta>
</file>